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0100000001DB79ED054B699501.gif" manifest:media-type="image/gif"/>
  <manifest:file-entry manifest:full-path="Pictures/100002010000002000000020E12E0C256CB279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313cm" table:align="left"/>
    </style:style>
    <style:style style:name="Table1.A" style:family="table-column">
      <style:table-column-properties style:column-width="4.068cm"/>
    </style:style>
    <style:style style:name="Table1.B" style:family="table-column">
      <style:table-column-properties style:column-width="4.246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988cm" table:align="left"/>
    </style:style>
    <style:style style:name="Table2.A" style:family="table-column">
      <style:table-column-properties style:column-width="3.98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293cm" table:align="left"/>
    </style:style>
    <style:style style:name="Table3.A" style:family="table-column">
      <style:table-column-properties style:column-width="0.12cm"/>
    </style:style>
    <style:style style:name="Table3.B" style:family="table-column">
      <style:table-column-properties style:column-width="0.173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2.662cm" table:align="left"/>
    </style:style>
    <style:style style:name="Table4.A" style:family="table-column">
      <style:table-column-properties style:column-width="2.662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2.503cm" table:align="left"/>
    </style:style>
    <style:style style:name="Table5.A" style:family="table-column">
      <style:table-column-properties style:column-width="2.503cm"/>
    </style:style>
    <style:style style:name="Table5.A1" style:family="table-cell">
      <style:table-cell-properties style:vertical-align="middle"/>
    </style:style>
    <style:style style:name="P1" style:family="paragraph" style:parent-style-name="Text_20_body">
      <style:paragraph-properties fo:margin-top="0cm" fo:margin-bottom="0cm" loext:contextual-spacing="false" style:writing-mode="lr-tb"/>
    </style:style>
    <style:style style:name="P2" style:family="paragraph" style:parent-style-name="Text_20_body" style:list-style-name="L1">
      <style:paragraph-properties fo:margin-top="0cm" fo:margin-bottom="0cm" loext:contextual-spacing="false" style:writing-mode="lr-tb"/>
    </style:style>
    <style:style style:name="P3" style:family="paragraph" style:parent-style-name="Text_20_body" style:list-style-name="L2">
      <style:paragraph-properties fo:margin-top="0cm" fo:margin-bottom="0cm" loext:contextual-spacing="false" style:writing-mode="lr-tb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Text_20_body" style:list-style-name="L1">
      <style:paragraph-properties style:writing-mode="lr-tb"/>
    </style:style>
    <style:style style:name="P6" style:family="paragraph" style:parent-style-name="Text_20_body" style:list-style-name="L2">
      <style:paragraph-properties style:writing-mode="lr-tb"/>
    </style:style>
    <style:style style:name="P7" style:family="paragraph" style:parent-style-name="Text_20_body" style:list-style-name="L3">
      <style:paragraph-properties style:writing-mode="lr-tb"/>
    </style:style>
    <style:style style:name="P8" style:family="paragraph" style:parent-style-name="Text_20_body" style:list-style-name="L4">
      <style:paragraph-properties style:writing-mode="lr-tb"/>
    </style:style>
    <style:style style:name="P9" style:family="paragraph" style:parent-style-name="Heading_20_1">
      <style:paragraph-properties style:writing-mode="lr-tb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style:writing-mode="lr-tb"/>
    </style:style>
    <style:style style:name="P12" style:family="paragraph" style:parent-style-name="Heading_20_2">
      <style:paragraph-properties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:ka" text:anchor-type="as-char" svg:width="0.847cm" svg:height="0.847cm" draw:z-index="0"><draw:image xlink:href="Pictures/100002010000002000000020E12E0C256CB2798B.png" xlink:type="simple" xlink:show="embed" xlink:actuate="onLoad" loext:mime-type="image/png"/></draw:frame><text:bookmark text:name=":ka_21-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Heading_20_3" text:outline-level="3">Vishwajeet Singh </text:h>
                </table:table-cell>
              </table:table-row>
            </table:table>
            <text:p text:style-name="P10"/>
          </table:table-cell>
          <table:table-cell table:style-name="Table1.A1" office:value-type="string">
            <text:p text:style-name="Table_20_Contents"><text:bookmark text:name=":mu"/>11:41 AM (7 hours ago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to me, Ankur </text:p>
                  <text:section text:style-name="Sect1" text:name=":mw">
                    <text:p text:style-name="P10"><draw:frame draw:style-name="fr1" draw:name="Image1" text:anchor-type="as-char" svg:width="0.041cm" svg:height="0.041cm" draw:z-index="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10"/>
          </table:table-cell>
        </table:table-row>
      </table:table>
      <text:section text:style-name="Sect1" text:name=":lk">
        <text:p text:style-name="Text_20_body"/>
      </text:section>
      <text:section text:style-name="Sect1" text:name=":mv">
        <text:p text:style-name="Text_20_body"/>
      </text:section>
      <text:section text:style-name="Sect1" text:name=":ms">
        <text:p text:style-name="Text_20_body"/>
        <text:section text:style-name="Sect1" text:name=":ll">
          <text:p text:style-name="P1">Hi Bharti,</text:p>
          <text:p text:style-name="P1"/>
          <text:p text:style-name="P1">Pls complete this assignment by today EOD ans share status.</text:p>
          <text:p text:style-name="P1"/>
          <text:p text:style-name="P1"><text:a xlink:type="simple" xlink:href="https://gitlab.com/ot-training/ansible/blob/master/assignment/day2/Assignment-day-2.md" office:target-frame-name="_blank" xlink:show="new" text:style-name="Internet_20_link" text:visited-style-name="Visited_20_Internet_20_Link">https://gitlab.com/ot-</text:a></text:p>
          <text:p text:style-name="P4"/>
          <text:h text:style-name="P9" text:outline-level="1">Topic: Ad-Hoc Commands and Basic Ansible Modules</text:h>
          <text:h text:style-name="P12" text:outline-level="2"><text:bookmark text:name="m_-5627833664417122256gmail-user-content-the-assignment"/>The Assignment</text:h>
          <text:p text:style-name="P4">Perform the following operations using ad-hoc commands and ansible modules :</text:p>
          <text:list xml:id="list116676767" text:style-name="L1">
            <text:list-item>
              <text:p text:style-name="P2">Fetch and display to STDOUT Ansible facts using the <text:span text:style-name="Source_20_Text">setup</text:span> module. </text:p>
            </text:list-item>
            <text:list-item>
              <text:p text:style-name="P2">Fetch and display only the "virtual" subset of facts for each host. </text:p>
            </text:list-item>
            <text:list-item>
              <text:p text:style-name="P2">Fetch and display the value of fully qualified domain name (FQDN) of each host from their Ansible facts. </text:p>
            </text:list-item>
            <text:list-item>
              <text:p text:style-name="P2">Display the uptime of all hosts using the <text:span text:style-name="Source_20_Text">command</text:span> module. </text:p>
            </text:list-item>
            <text:list-item>
              <text:p text:style-name="P2">Ping all hosts <text:span text:style-name="Strong_20_Emphasis">except</text:span> the 'control' host using the <text:span text:style-name="Source_20_Text">--limit</text:span> option </text:p>
            </text:list-item>
            <text:list-item>
              <text:p text:style-name="P2">Setup Java8 on the hosts in the "App" group using the apt module. </text:p>
            </text:list-item>
            <text:list-item>
              <text:p text:style-name="P5">Setup and enable the EPEL package repository on the hosts in the "web" group using the yum module. </text:p>
            </text:list-item>
          </text:list>
          <text:list xml:id="list963421483" text:style-name="L2">
            <text:list-item>
              <text:p text:style-name="P3">CentOS systems use the latest <text:span text:style-name="Source_20_Text">epel-release</text:span> package </text:p>
            </text:list-item>
            <text:list-item>
              <text:p text:style-name="P3">RHEL systems should use <text:a xlink:type="simple" xlink:href="https://dl.fedoraproject.org/pub/epel/epel-release-latest-7.noarch.rpm" office:target-frame-name="_blank" xlink:show="new" text:style-name="Internet_20_link" text:visited-style-name="Visited_20_Internet_20_Link">https://dl.fedoraproject.org/</text:a> </text:p>
            </text:list-item>
            <text:list-item>
              <text:p text:style-name="P6">Create inventory groups app and web </text:p>
            </text:list-item>
          </text:list>
          <text:list xml:id="list2319845622" text:style-name="L3">
            <text:list-item>
              <text:p text:style-name="P7">set a cron on ansible control machine that will run every 1 minute , and perform below tasks:- </text:p>
            </text:list-item>
          </text:list>
          <text:list xml:id="list1806484356" text:style-name="L4">
            <text:list-item>
              <text:p text:style-name="P8">execute ansible adhoc commands on client machines (cannot be control machine) , to create a file in /var/log/ninja_name on all the client nodes, append <text:span text:style-name="Source_20_Text">system_hostname [:space:] system_time</text:span> in the file every 1 minute using ansible facts. 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8:42:16.492551679</meta:creation-date>
    <dc:date>2019-07-29T18:58:31.052540372</dc:date>
    <meta:editing-duration>PT16M16S</meta:editing-duration>
    <meta:editing-cycles>1</meta:editing-cycles>
    <meta:document-statistic meta:table-count="5" meta:image-count="2" meta:object-count="0" meta:page-count="1" meta:paragraph-count="23" meta:word-count="221" meta:character-count="1303" meta:non-whitespace-character-count="1102"/>
    <meta:generator>LibreOffice/6.0.7.3$Linux_X86_64 LibreOffice_project/00m0$Build-3</meta:generator>
  </office:meta>
</office:document-meta>
</file>